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fr" fo:country="FR" style:language-asian="fr" style:country-asian="F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">
        <text:h text:style-name="Heading_20_1" text:outline-level="1">Orphée aux enfers parlant à Pluton</text:h>
        <text:p text:style-name="_3c_l_3e_"><text:span text:style-name="_3c_pb_3e_">[37]</text:span>Le feu qui m’embrase le sein</text:p>
        <text:p text:style-name="_3c_l_3e_">Ne vient point dissiper tes ombres ;</text:p>
        <text:p text:style-name="_3c_l_3e_">Et s’il paroist en ces lieux sombres,</text:p>
        <text:p text:style-name="_3c_l_3e_">C’est pour un plus noble destin ;</text:p>
        <text:p text:style-name="_3c_l_3e_">Amour de qui l’humeur altiere</text:p>
        <text:p text:style-name="_3c_l_3e_">Te força de voir la lumiere,</text:p>
        <text:p text:style-name="_3c_l_3e_"><text:span text:style-name="T1">Me l’a fait quitter aujourd’hui</text:span></text:p>
        <text:p text:style-name="_3c_l_3e_">Et ce Dieu qui vainquit Alcide,</text:p>
        <text:p text:style-name="_3c_l_3e_">M’ayant abatu comme luy,</text:p>
        <text:p text:style-name="_3c_l_3e_">De mon vainqueur, devient mon guide.</text:p>
        <text:p text:style-name="_3c_l_3e_"/>
        <text:p text:style-name="_3c_l_3e_"><text:span text:style-name="_3c_pb_3e_">[38]</text:span>À la faveur de son flambeau,</text:p>
        <text:p text:style-name="_3c_l_3e_">Je cherche en ces climats funestes</text:p>
        <text:p text:style-name="_3c_l_3e_">La plus noble part de ces restes</text:p>
        <text:p text:style-name="_3c_l_3e_">Que me dérobe le tombeau ;</text:p>
        <text:p text:style-name="_3c_l_3e_">Je cherche en ce rivage étrange</text:p>
        <text:p text:style-name="_3c_l_3e_">Ce bel œil, cet Astre, cet Ange,</text:p>
        <text:p text:style-name="_3c_l_3e_">Que vient de perdre l’Univers ;</text:p>
        <text:p text:style-name="_3c_l_3e_">Et dans ce penible exercice,</text:p>
        <text:p text:style-name="_3c_l_3e_">En cherchant tant d’objets divers,</text:p>
        <text:p text:style-name="_3c_l_3e_">Je ne cherche rien qu’Eurydice.</text:p>
        <text:p text:style-name="_3c_l_3e_"/>
        <text:p text:style-name="_3c_l_3e_">Ce fut un Soleil (ô grand Roy)</text:p>
        <text:p text:style-name="_3c_l_3e_">Qui dans sa splendeur sans seconde,</text:p>
        <text:p text:style-name="_3c_l_3e_">En éclairant par tout le Monde,</text:p>
        <text:p text:style-name="_3c_l_3e_">Ne brûla jamais que pour moy ;</text:p>
        <text:p text:style-name="_3c_l_3e_">J’adoray fort long-temps ses charmes ;</text:p>
        <text:p text:style-name="_3c_l_3e_">Et la Belle, apres cent alarmes,</text:p>
        <text:p text:style-name="_3c_l_3e_">Laissa triompher mon amour ;</text:p>
        <text:p text:style-name="_3c_l_3e_">Mais dans ce funeste himenée</text:p>
        <text:p text:style-name="_3c_l_3e_">La mort la pris le mesme jour</text:p>
        <text:p text:style-name="_3c_l_3e_">Que le Ciel me l’avoit donnée.</text:p>
        <text:p text:style-name="_3c_l_3e_"/>
        <text:p text:style-name="_3c_l_3e_"><text:span text:style-name="_3c_pb_3e_">[39]</text:span>Icy mes soûpirs et mes yeux</text:p>
        <text:p text:style-name="_3c_l_3e_">Te redemandent ce cher gage,</text:p>
        <text:p text:style-name="_3c_l_3e_">Qui dedans la fleur de son âge</text:p>
        <text:p text:style-name="_3c_l_3e_">Me fut ravy parmy des fleurs ;</text:p>
        <text:p text:style-name="_3c_l_3e_">Souffre donc que cette lumiere,</text:p>
        <text:p text:style-name="_3c_l_3e_">En recommençant sa carriere,</text:p>
        <text:p text:style-name="_3c_l_3e_">La finisse jusques au bout ;</text:p>
        <text:p text:style-name="_3c_l_3e_">Et suivant nostre simpatie,</text:p>
        <text:p text:style-name="_3c_l_3e_">Rens-moy la moitié de mon tout,</text:p>
        <text:p text:style-name="_3c_l_3e_">Ou reprens-en l’autre partie.</text:p>
        <text:p text:style-name="_3c_l_3e_"/>
        <text:p text:style-name="_3c_l_3e_">Mais que sert à mon amitié</text:p>
        <text:p text:style-name="_3c_l_3e_">De paroistre en cette avanture</text:p>
        <text:p text:style-name="_3c_l_3e_">Devant des yeux où la Nature</text:p>
        <text:p text:style-name="_3c_l_3e_">N’a jamais logé la pitié ?</text:p>
        <text:p text:style-name="_3c_l_3e_">Je ne puis trouver des refuges</text:p>
        <text:p text:style-name="_3c_l_3e_">Dans ces Tribunaux, dont les Juges</text:p>
        <text:p text:style-name="_3c_l_3e_"><text:soft-page-break/>Ne connoissent point l’equité ;</text:p>
        <text:p text:style-name="_3c_l_3e_">Il n’est rien qui vienne à mon aide ;</text:p>
        <text:p text:style-name="_3c_l_3e_">Et dedans cette extremité,</text:p>
        <text:p text:style-name="_3c_l_3e_">Je n’ay que ce dernier remede.</text:p>
        <text:p text:style-name="_3c_l_3e_"/>
        <text:p text:style-name="_3c_l_3e_">Faisons donc oüyr sous nos mains</text:p>
        <text:p text:style-name="_3c_l_3e_">Ces accors qui touchent les arbres,</text:p>
        <text:p text:style-name="_3c_l_3e_">Et qui donnant des sens aux marbres,</text:p>
        <text:p text:style-name="_3c_l_3e_">En ostent l’usage aux humains ;</text:p>
        <text:p text:style-name="_3c_l_3e_">Parmy de si douces merveilles,</text:p>
        <text:p text:style-name="_3c_l_3e_">Gagnons les cœurs par les oreilles ;</text:p>
        <text:p text:style-name="_3c_l_3e_">Bannissons l’horreur de ces lieux,</text:p>
        <text:p text:style-name="_3c_l_3e_">Et voyons si dans nos reproches</text:p>
        <text:p text:style-name="_3c_l_3e_">Nous pourrons dire que les Dieux</text:p>
        <text:p text:style-name="_3c_l_3e_">Sont moins sensibles que les roche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_3c_l_3e_" style:display-name="&lt;l&gt;" style:family="paragraph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ab.ornament_3e_" style:display-name="&lt;ab.ornament&gt;" style:family="paragraph" style:parent-style-name="_3c_l_3e_">
      <style:paragraph-properties fo:margin-left="5.001cm" fo:margin-right="5.001cm" fo:text-indent="0cm" style:auto-text-indent="false" fo:padding="0cm" fo:border-left="none" fo:border-right="none" fo:border-top="none" fo:border-bottom="0.002cm solid #000000" style:shadow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olina Suchecka</meta:initial-creator>
    <meta:creation-date>2019-10-25T15:50:34.34</meta:creation-date>
    <dc:date>2020-03-04T11:17:22.81</dc:date>
    <dc:creator>Karolina Suchecka</dc:creator>
    <meta:editing-duration>P1DT15H40M42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2" meta:paragraph-count="61" meta:word-count="358" meta:character-count="1897"/>
  </office:meta>
</office:document-meta>
</file>